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  <style:text-properties officeooo:paragraph-rsid="000aea95"/>
    </style:style>
    <style:style style:name="P15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cde6b" style:font-size-asian="14pt" style:font-size-complex="14pt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7ca56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35803936" text:id="ct1066526358039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35804352" text:id="ct10665263580435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35817248" text:id="ct10665263581724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4" text:outline-level="1"><text:change text:change-id="ct106652635803936"/>Adopted as a 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652635804352"/><text:change-start text:change-id="ct106652635817248"/>Version History<text:change-end text:change-id="ct10665263581724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cde6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1:37.252521221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ssage Network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3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8</meta:editing-cycles>
    <meta:editing-duration>PT19H53M20S</meta:editing-duration>
    <meta:generator>LibreOffice/4.4.0.3$MacOSX_X86_64 LibreOffice_project/de093506bcdc5fafd9023ee680b8c60e3e0645d7</meta:generator>
    <dc:date>2015-02-24T17:31:37.152342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0" meta:non-whitespace-character-count="390"/>
  </office:meta>
</office:document-meta>
</file>